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7429in" svg:y="0.2406in">
            <draw:object draw:notify-on-update-of-ranges="Sheet1.B1:Sheet1.F1 Sheet1.A2:Sheet1.A2 Sheet1.B2:Sheet1.F2 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138in" svg:height="3.5453in" svg:x="0.1953in" svg:y="1.422in">
            <draw:object draw:notify-on-update-of-ranges="Sheet1.B5:Sheet1.F5 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</table:table-row>
        <table:table-row table:style-name="ro1">
          <table:table-cell office:value-type="string" calcext:value-type="string">
            <text:p>Ward 1</text:p>
          </table:table-cell>
          <table:table-cell office:value-type="float" office:value="11.5789" calcext:value-type="float">
            <text:p>11.5789</text:p>
          </table:table-cell>
          <table:table-cell office:value-type="float" office:value="41.0526" calcext:value-type="float">
            <text:p>41.0526</text:p>
          </table:table-cell>
          <table:table-cell office:value-type="float" office:value="60.0001" calcext:value-type="float">
            <text:p>60.0001</text:p>
          </table:table-cell>
          <table:table-cell office:value-type="float" office:value="69.7437" calcext:value-type="float">
            <text:p>69.7437</text:p>
          </table:table-cell>
          <table:table-cell office:value-type="float" office:value="98.9474" calcext:value-type="float">
            <text:p>98.9474</text:p>
          </table:table-cell>
        </table:table-row>
        <table:table-row table:style-name="ro1">
          <table:table-cell office:value-type="string" calcext:value-type="string">
            <text:p>Ward 2</text:p>
          </table:table-cell>
          <table:table-cell office:value-type="float" office:value="9.9099" calcext:value-type="float">
            <text:p>9.9099</text:p>
          </table:table-cell>
          <table:table-cell office:value-type="float" office:value="32.4324" calcext:value-type="float">
            <text:p>32.4324</text:p>
          </table:table-cell>
          <table:table-cell office:value-type="float" office:value="52.2522" calcext:value-type="float">
            <text:p>52.2522</text:p>
          </table:table-cell>
          <table:table-cell office:value-type="float" office:value="63.9636" calcext:value-type="float">
            <text:p>63.9636</text:p>
          </table:table-cell>
          <table:table-cell office:value-type="float" office:value="72.9728" calcext:value-type="float">
            <text:p>72.9728</text:p>
          </table:table-cell>
        </table:table-row>
        <table:table-row table:style-name="ro1">
          <table:table-cell office:value-type="string" calcext:value-type="string">
            <text:p>Ward 3</text:p>
          </table:table-cell>
          <table:table-cell office:value-type="float" office:value="11.7021" calcext:value-type="float">
            <text:p>11.7021</text:p>
          </table:table-cell>
          <table:table-cell office:value-type="float" office:value="42.5532" calcext:value-type="float">
            <text:p>42.5532</text:p>
          </table:table-cell>
          <table:table-cell office:value-type="float" office:value="58.5107" calcext:value-type="float">
            <text:p>58.5107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99.9999" calcext:value-type="float">
            <text:p>99.9999</text:p>
          </table:table-cell>
        </table:table-row>
        <table:table-row table:style-name="ro1">
          <table:table-cell/>
          <table:table-cell office:value-type="string" calcext:value-type="string">
            <text:p>3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9 Trucks</text:p>
          </table:table-cell>
          <table:table-cell office:value-type="string" calcext:value-type="string">
            <text:p>12 Trucks</text:p>
          </table:table-cell>
          <table:table-cell office:value-type="string" calcext:value-type="string">
            <text:p>15 Trucks</text:p>
          </table:table-cell>
        </table:table-row>
        <table:table-row table:style-name="ro1">
          <table:table-cell/>
          <table:table-cell table:formula="of:=SUM([.B2]*95 + [.B3]*111 + [.B4]*94)/300" office:value-type="float" office:value="10.9999726666667" calcext:value-type="float">
            <text:p>10.9999726666667</text:p>
          </table:table-cell>
          <table:table-cell table:formula="of:=SUM([.C2]*95 + [.C3]*111 + [.C4]*94)/300" office:value-type="float" office:value="38.333314" calcext:value-type="float">
            <text:p>38.333314</text:p>
          </table:table-cell>
          <table:table-cell table:formula="of:=SUM([.D2]*95 + [.D3]*111 + [.D4]*94)/300" office:value-type="float" office:value="56.6666983333333" calcext:value-type="float">
            <text:p>56.6666983333333</text:p>
          </table:table-cell>
          <table:table-cell table:formula="of:=SUM([.E2]*95 + [.E3]*111 + [.E4]*94)/300" office:value-type="float" office:value="66.418689" calcext:value-type="float">
            <text:p>66.418689</text:p>
          </table:table-cell>
          <table:table-cell table:formula="of:=SUM([.F2]*95 + [.F3]*111 + [.F4]*94)/300" office:value-type="float" office:value="89.6665813333333" calcext:value-type="float">
            <text:p>89.666581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22:54:38.089435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6-20T22:58:20.928891873</dc:date>
    <meta:editing-duration>PT23M17S</meta:editing-duration>
    <meta:editing-cycles>4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91cm" svg:y="0.319cm" chart:style-name="ch2">
          <text:p>Number of Trucks VS Percentage of Bins visited</text:p>
        </chart:title>
        <chart:legend chart:legend-position="end" svg:x="13.478cm" svg:y="3.667cm" style:legend-expansion="high" chart:style-name="ch3"/>
        <chart:plot-area chart:style-name="ch4" table:cell-range-address="Sheet1.B1:Sheet1.F4 Sheet1.A2:Sheet1.A4" chart:data-source-has-labels="both" svg:x="1.495cm" svg:y="1.222cm" svg:width="11.785cm" svg:height="6.566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68cm" chart:style-name="ch6">
              <text:p>Number of Trucks</text:p>
            </chart:title>
            <chart:categories table:cell-range-address="Sheet1.B1:Sheet1.F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16cm" svg:y="6.613cm" chart:style-name="ch10">
              <text:p>Percentage of Bins collected</text:p>
            </chart:title>
            <chart:grid chart:style-name="ch7" chart:class="major"/>
          </chart:axis>
          <chart:series chart:style-name="ch11" chart:values-cell-range-address="Sheet1.B2:Sheet1.F2" chart:label-cell-address="Sheet1.A2:Sheet1.A2" chart:class="chart:line">
            <chart:data-point chart:repeated="5"/>
          </chart:series>
          <chart:series chart:style-name="ch12" chart:values-cell-range-address="Sheet1.B3:Sheet1.F3" chart:label-cell-address="Sheet1.A3:Sheet1.A3" chart:class="chart:line">
            <chart:data-point chart:repeated="5"/>
          </chart:series>
          <chart:series chart:style-name="ch13" chart:values-cell-range-address="Sheet1.B4:Sheet1.F4" chart:label-cell-address="Sheet1.A4:Sheet1.A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F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</table:table-row>
          </table:table-header-rows>
          <table:table-rows>
            <table:table-row>
              <table:table-cell office:value-type="string">
                <text:p>Ward 1</text:p>
                <draw:g>
                  <svg:desc>Sheet1.A2:Sheet1.A2</svg:desc>
                </draw:g>
              </table:table-cell>
              <table:table-cell office:value-type="float" office:value="11.5789">
                <text:p>11.5789</text:p>
                <draw:g>
                  <svg:desc>Sheet1.B2:Sheet1.F2</svg:desc>
                </draw:g>
              </table:table-cell>
              <table:table-cell office:value-type="float" office:value="41.0526">
                <text:p>41.0526</text:p>
              </table:table-cell>
              <table:table-cell office:value-type="float" office:value="60.0001">
                <text:p>60.0001</text:p>
              </table:table-cell>
              <table:table-cell office:value-type="float" office:value="69.7437">
                <text:p>69.7437</text:p>
              </table:table-cell>
              <table:table-cell office:value-type="float" office:value="98.9474">
                <text:p>98.9474</text:p>
              </table:table-cell>
            </table:table-row>
            <table:table-row>
              <table:table-cell office:value-type="string">
                <text:p>Ward 2</text:p>
                <draw:g>
                  <svg:desc>Sheet1.A3:Sheet1.A3</svg:desc>
                </draw:g>
              </table:table-cell>
              <table:table-cell office:value-type="float" office:value="9.9099">
                <text:p>9.9099</text:p>
                <draw:g>
                  <svg:desc>Sheet1.B3:Sheet1.F3</svg:desc>
                </draw:g>
              </table:table-cell>
              <table:table-cell office:value-type="float" office:value="32.4324">
                <text:p>32.4324</text:p>
              </table:table-cell>
              <table:table-cell office:value-type="float" office:value="52.2522">
                <text:p>52.2522</text:p>
              </table:table-cell>
              <table:table-cell office:value-type="float" office:value="63.9636">
                <text:p>63.9636</text:p>
              </table:table-cell>
              <table:table-cell office:value-type="float" office:value="72.9728">
                <text:p>72.9728</text:p>
              </table:table-cell>
            </table:table-row>
            <table:table-row>
              <table:table-cell office:value-type="string">
                <text:p>Ward 3</text:p>
                <draw:g>
                  <svg:desc>Sheet1.A4:Sheet1.A4</svg:desc>
                </draw:g>
              </table:table-cell>
              <table:table-cell office:value-type="float" office:value="11.7021">
                <text:p>11.7021</text:p>
                <draw:g>
                  <svg:desc>Sheet1.B4:Sheet1.F4</svg:desc>
                </draw:g>
              </table:table-cell>
              <table:table-cell office:value-type="float" office:value="42.5532">
                <text:p>42.5532</text:p>
              </table:table-cell>
              <table:table-cell office:value-type="float" office:value="58.5107">
                <text:p>58.5107</text:p>
              </table:table-cell>
              <table:table-cell office:value-type="float" office:value="65.9574">
                <text:p>65.9574</text:p>
              </table:table-cell>
              <table:table-cell office:value-type="float" office:value="99.9999">
                <text:p>99.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4cm" svg:height="9.006cm" xlink:href=".." xlink:type="simple" chart:class="chart:line" chart:style-name="ch1">
        <chart:title svg:x="1.935cm" svg:y="0.316cm" chart:style-name="ch2">
          <text:p>Percentage of Coverage VS Number of Trucks</text:p>
        </chart:title>
        <chart:plot-area chart:style-name="ch3" table:cell-range-address="Sheet1.B5:Sheet1.F6 Sheet1.A6:Sheet1.A6" chart:data-source-has-labels="both" svg:x="1.275cm" svg:y="1.275cm" svg:width="11.705cm" svg:height="6.57cm">
          <chart:coordinate-region svg:x="2.082cm" svg:y="1.474cm" svg:width="10.091cm" svg:height="5.724cm"/>
          <chart:axis chart:dimension="x" chart:name="primary-x" chart:style-name="ch4" chartooo:axis-type="auto">
            <chartooo:date-scale/>
            <chart:title svg:x="5.8cm" svg:y="8.025cm" chart:style-name="ch5">
              <text:p>Number of Trucks</text:p>
            </chart:title>
            <chart:categories table:cell-range-address="Sheet1.B5:Sheet1.F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065cm" chart:style-name="ch8">
              <text:p>Total Percentage of Coverage (%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B6:Sheet1.F6" chart:label-cell-address="Sheet1.A6:Sheet1.A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Trucks</text:p>
                <draw:g>
                  <svg:desc>Sheet1.B5:Sheet1.F5</svg:desc>
                </draw:g>
              </table:table-cell>
              <table:table-cell office:value-type="string">
                <text:p>6 Trucks</text:p>
              </table:table-cell>
              <table:table-cell office:value-type="string">
                <text:p>9 Trucks</text:p>
              </table:table-cell>
              <table:table-cell office:value-type="string">
                <text:p>12 Trucks</text:p>
              </table:table-cell>
              <table:table-cell office:value-type="string">
                <text:p>15 Truck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6</svg:desc>
                </draw:g>
              </table:table-cell>
              <table:table-cell office:value-type="float" office:value="10.9999726666667">
                <text:p>10.9999726666667</text:p>
                <draw:g>
                  <svg:desc>Sheet1.B6:Sheet1.F6</svg:desc>
                </draw:g>
              </table:table-cell>
              <table:table-cell office:value-type="float" office:value="38.333314">
                <text:p>38.333314</text:p>
              </table:table-cell>
              <table:table-cell office:value-type="float" office:value="56.6666983333333">
                <text:p>56.6666983333333</text:p>
              </table:table-cell>
              <table:table-cell office:value-type="float" office:value="66.418689">
                <text:p>66.418689</text:p>
              </table:table-cell>
              <table:table-cell office:value-type="float" office:value="89.6665813333333">
                <text:p>89.666581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